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a1a1" officeooo:paragraph-rsid="0010a1a1"/>
    </style:style>
    <style:style style:name="P2" style:family="paragraph" style:parent-style-name="Standard" style:list-style-name="L1">
      <style:text-properties officeooo:rsid="0010a1a1" officeooo:paragraph-rsid="0010dc8a"/>
    </style:style>
    <style:style style:name="P3" style:family="paragraph" style:parent-style-name="Standard" style:list-style-name="L1">
      <style:text-properties officeooo:rsid="0010a1a1" officeooo:paragraph-rsid="0010a1a1"/>
    </style:style>
    <style:style style:name="P4" style:family="paragraph" style:parent-style-name="Standard" style:list-style-name="L1">
      <style:text-properties fo:font-weight="bold" officeooo:rsid="0011eb2d" officeooo:paragraph-rsid="0018e069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bcace" officeooo:paragraph-rsid="001bcace" style:font-weight-asian="normal" style:font-weight-complex="normal"/>
    </style:style>
    <style:style style:name="P6" style:family="paragraph" style:parent-style-name="Standard" style:list-style-name="L1">
      <style:text-properties officeooo:rsid="0010a1a1" officeooo:paragraph-rsid="0011eb2d"/>
    </style:style>
    <style:style style:name="P7" style:family="paragraph" style:parent-style-name="Standard" style:list-style-name="L1">
      <style:text-properties officeooo:rsid="0010a1a1" officeooo:paragraph-rsid="0012e818"/>
    </style:style>
    <style:style style:name="P8" style:family="paragraph" style:parent-style-name="Standard" style:list-style-name="L1">
      <style:text-properties officeooo:rsid="0010a1a1" officeooo:paragraph-rsid="0015d0fa"/>
    </style:style>
    <style:style style:name="P9" style:family="paragraph" style:parent-style-name="Standard" style:list-style-name="L1">
      <style:text-properties officeooo:rsid="0010a1a1" officeooo:paragraph-rsid="0019f3a2"/>
    </style:style>
    <style:style style:name="P10" style:family="paragraph" style:parent-style-name="Standard">
      <style:text-properties officeooo:rsid="0010ed88" officeooo:paragraph-rsid="0010ed88"/>
    </style:style>
    <style:style style:name="P11" style:family="paragraph" style:parent-style-name="Standard" style:list-style-name="L2">
      <style:text-properties fo:font-weight="bold" officeooo:rsid="0010ed88" officeooo:paragraph-rsid="0010ed88" style:font-weight-asian="bold" style:font-weight-complex="bold"/>
    </style:style>
    <style:style style:name="P12" style:family="paragraph" style:parent-style-name="Standard" style:list-style-name="L2">
      <style:text-properties fo:font-weight="normal" officeooo:rsid="0010ed88" officeooo:paragraph-rsid="0010ed88" style:font-weight-asian="normal" style:font-weight-complex="normal"/>
    </style:style>
    <style:style style:name="P13" style:family="paragraph" style:parent-style-name="Standard">
      <style:text-properties fo:font-weight="normal" officeooo:rsid="0010ed88" officeooo:paragraph-rsid="0010ed88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17e1e" officeooo:paragraph-rsid="00117e1e" style:font-weight-asian="normal" style:font-weight-complex="normal"/>
    </style:style>
    <style:style style:name="T1" style:family="text">
      <style:text-properties fo:font-weight="bold" officeooo:rsid="0010dc8a" style:font-weight-asian="bold" style:font-weight-complex="bold"/>
    </style:style>
    <style:style style:name="T2" style:family="text">
      <style:text-properties officeooo:rsid="0018e069"/>
    </style:style>
    <style:style style:name="T3" style:family="text">
      <style:text-properties officeooo:rsid="001bcace"/>
    </style:style>
    <style:style style:name="T4" style:family="text">
      <style:text-properties officeooo:rsid="0011eb2d"/>
    </style:style>
    <style:style style:name="T5" style:family="text">
      <style:text-properties officeooo:rsid="0012e818"/>
    </style:style>
    <style:style style:name="T6" style:family="text">
      <style:text-properties fo:font-weight="normal" officeooo:rsid="00117e1e" style:font-weight-asian="normal" style:font-weight-complex="normal"/>
    </style:style>
    <style:style style:name="T7" style:family="text">
      <style:text-properties fo:font-weight="normal" officeooo:rsid="0016599a" style:font-weight-asian="normal" style:font-weight-complex="normal"/>
    </style:style>
    <style:style style:name="T8" style:family="text">
      <style:text-properties officeooo:rsid="0015d0fa"/>
    </style:style>
    <style:style style:name="T9" style:family="text">
      <style:text-properties officeooo:rsid="0019f3a2"/>
    </style:style>
    <style:style style:name="T10" style:family="text">
      <style:text-properties style:text-position="sub 58%"/>
    </style:style>
    <style:style style:name="T11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eurs IR :</text:p>
      <text:p text:style-name="P1"/>
      <text:list text:style-name="L1">
        <text:list-item>
          <text:p text:style-name="P2"><text:span text:style-name="T1">TSOP34338</text:span></text:p>
          <text:list>
            <text:list-item>
              <text:p text:style-name="P3"><text:a xlink:type="simple" xlink:href="https://www.digikey.fr/fr/products/detail/vishay-semiconductor-opto-division/TSOP34338/1768187" text:style-name="Internet_20_link" text:visited-style-name="Visited_20_Internet_20_Link">https://www.digikey.fr/fr/products/detail/vishay-semiconductor-opto-division/TSOP34338/1768187</text:a> </text:p>
            </text:list-item>
            <text:list-item>
              <text:p text:style-name="P3">marche bien avec : TSAL6200</text:p>
            </text:list-item>
          </text:list>
        </text:list-item>
      </text:list>
      <text:p text:style-name="P1"/>
      <text:list text:continue-numbering="true" text:style-name="L1">
        <text:list-item>
          <text:p text:style-name="P4">TSOP38438 <text:span text:style-name="T2">ou </text:span>TSOP38<text:span text:style-name="T2">2</text:span>38 <text:span text:style-name="T3">(soit AGC2 ou AGC4)</text:span></text:p>
          <text:list>
            <text:list-item>
              <text:p text:style-name="P5">le AGC définit le niveau de suppression de bruit (le 4 supprimant + le bruit que le 2)</text:p>
            </text:list-item>
            <text:list-item>
              <text:p text:style-name="P6"><text:a xlink:type="simple" xlink:href="https://www.digikey.fr/en/products/detail/vishay-semiconductor-opto-division/TSOP38238/1681362?srsltid=AfmBOooVkz-WX63th8aTHsrRA_YqcHuBnJO4Y_kV7Z-L-MCqSW_bp5nf" text:style-name="Internet_20_link" text:visited-style-name="Visited_20_Internet_20_Link">https://www.digikey.fr/en/products/detail/vishay-semiconductor-opto-division/TSOP38238/1681362?srsltid=AfmBOooVkz-WX63th8aTHsrRA_YqcHuBnJO4Y_kV7Z-L-MCqSW_bp5nf</text:a> </text:p>
            </text:list-item>
            <text:list-item>
              <text:p text:style-name="P7"><text:span text:style-name="T4">Meilleur choix pour du NEC</text:span></text:p>
            </text:list-item>
            <text:list-item>
              <text:p text:style-name="P8"><text:span text:style-name="T5">Angle mi-intensité : 45°</text:span></text:p>
            </text:list-item>
            <text:list-item>
              <text:p text:style-name="P9"><text:span text:style-name="T6">longueur d’onde peak </text:span><text:span text:style-name="T7">= </text:span><text:span text:style-name="T8">950nm</text:span></text:p>
            </text:list-item>
            <text:list-item>
              <text:p text:style-name="P9"><text:span text:style-name="T9">réellement utilisé pour le module capteur IR du ELEGOO Arduino Super Starter Kit</text:span><text:line-break/></text:p>
            </text:list-item>
          </text:list>
        </text:list-item>
      </text:list>
      <text:p text:style-name="P1"/>
      <text:p text:style-name="P10">Diode IR : </text:p>
      <text:p text:style-name="P10"/>
      <text:list text:style-name="L2">
        <text:list-item>
          <text:p text:style-name="P11">TSAL6200</text:p>
          <text:list>
            <text:list-item>
              <text:p text:style-name="P12"><text:a xlink:type="simple" xlink:href="https://www.digikey.fr/fr/products/detail/vishay-semiconductor-opto-division/TSAL6200/1681339?gclsrc=aw.ds&amp;gad_source=1&amp;gad_campaignid=21812121596&amp;gclid=EAIaIQobChMIuKnLzcvOkAMVjsh5BB2AgTEaEAAYASAAEgLicPD_BwE" text:style-name="Internet_20_link" text:visited-style-name="Visited_20_Internet_20_Link">https://www.digikey.fr/fr/products/detail/vishay-semiconductor-opto-division/TSAL6200/1681339?gclsrc=aw.ds&amp;gad_source=1&amp;gad_campaignid=21812121596&amp;gclid=EAIaIQobChMIuKnLzcvOkAMVjsh5BB2AgTEaEAAYASAAEgLicPD_BwE</text:a> </text:p>
            </text:list-item>
            <text:list-item>
              <text:p text:style-name="P12">marche bien avec : TSOP34338</text:p>
            </text:list-item>
            <text:list-item>
              <text:p text:style-name="P12"/>
            </text:list-item>
          </text:list>
        </text:list-item>
      </text:list>
      <text:p text:style-name="P13"/>
      <text:list text:continue-numbering="true" text:style-name="L2">
        <text:list-item>
          <text:p text:style-name="P11">MT5900-IR</text:p>
          <text:list>
            <text:list-item>
              <text:p text:style-name="P12"><text:a xlink:type="simple" xlink:href="https://www.digikey.fr/fr/products/detail/marktech-optoelectronics/MT5900-IR/5956247?_gl=1*16mj050*_up*MQ..*_gs*MQ..&amp;gclid=EAIaIQobChMIuKnLzcvOkAMVjsh5BB2AgTEaEAAYASAAEgLicPD_BwE&amp;gclsrc=aw.ds" text:style-name="Internet_20_link" text:visited-style-name="Visited_20_Internet_20_Link">https://www.digikey.fr/fr/products/detail/marktech-optoelectronics/MT5900-IR/5956247?_gl=1*16mj050*_up*MQ..*_gs*MQ..&amp;gclid=EAIaIQobChMIuKnLzcvOkAMVjsh5BB2AgTEaEAAYASAAEgLicPD_BwE&amp;gclsrc=aw.ds</text:a> </text:p>
            </text:list-item>
            <text:list-item>
              <text:p text:style-name="P12">« relative radiant intensity » + élevée que la précédente (pour I<text:span text:style-name="T10">f <text:s/>= </text:span>100mA)(Angle de vue 20°)</text:p>
            </text:list-item>
            <text:list-item>
              <text:p text:style-name="P12">Peut monter à I<text:span text:style-name="T10">f</text:span><text:span text:style-name="T11"> <text:s/>= 1A.</text:span></text:p>
            </text:list-item>
            <text:list-item>
              <text:p text:style-name="P14">Attention la longueur d’onde peak est de 490nm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5:02:56.148205246</meta:creation-date>
    <meta:generator>LibreOffice/25.2.6.2$Linux_X86_64 LibreOffice_project/520$Build-2</meta:generator>
    <dc:date>2025-10-31T16:13:34.629912942</dc:date>
    <meta:editing-duration>PT1H17S</meta:editing-duration>
    <meta:editing-cycles>12</meta:editing-cycles>
    <meta:document-statistic meta:table-count="0" meta:image-count="0" meta:object-count="0" meta:page-count="1" meta:paragraph-count="21" meta:word-count="125" meta:character-count="1230" meta:non-whitespace-character-count="1136"/>
  </office:meta>
</office:document-meta>
</file>